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Heading_20_1" style:list-style-name="WWNum5"/>
    <style:style style:name="P39" style:family="paragraph" style:parent-style-name="Heading_20_1" style:list-style-name="WWNum5">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Aplicaciones Ofimáticas (Office Applications)</text:span><text:span text:style-name="T2"><text:line-break/></text:span><text:span text:style-name="T3">Unit 01.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4"><text:span text:style-name="T6">Licence</text:span></text:p>
      <text:p text:style-name="P6"/>
      <text:p text:style-name="P5"><text:span text:style-name="T7">Recognition - Non-commercial - Share Alike </text:span><text:span text:style-name="T8">(BY-NC-SA): Commercial use of the original work or possible derivative works is not allowed, the distribution of which must be done with a licence equal to that which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unit,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deliver</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elivery deadline</text:span></text:a><text:span text:style-name="T18"><text:tab/>3</text:span></text:p>
          <text:p text:style-name="P14"><text:a xlink:type="simple" xlink:href="#_9maybllx2a09" text:style-name="Index_20_Link" text:visited-style-name="Index_20_Link"><text:span text:style-name="T18">Observations prior to deliver assessable tasks</text:span></text:a><text:span text:style-name="T18"><text:tab/>3</text:span></text:p>
          <text:p text:style-name="P14"><text:a xlink:type="simple" xlink:href="#_mddm13ai61n6" text:style-name="Index_20_Link" text:visited-style-name="Index_20_Link"><text:span text:style-name="T18">Exercise 01</text:span></text:a><text:span text:style-name="T18"><text:tab/>3</text:span></text:p>
          <text:p text:style-name="P14"><text:a xlink:type="simple" xlink:href="#_zfin7g2mnwq7" text:style-name="Index_20_Link" text:visited-style-name="Index_20_Link"><text:span text:style-name="T18">Exercise 02</text:span></text:a><text:span text:style-name="T18"><text:tab/>3</text:span></text:p>
          <text:p text:style-name="P14"><text:a xlink:type="simple" xlink:href="#_2jrdb1qtixer" text:style-name="Index_20_Link" text:visited-style-name="Index_20_Link"><text:span text:style-name="T18">Exercise 03</text:span></text:a><text:span text:style-name="T18"><text:tab/>3</text:span></text:p>
          <text:p text:style-name="P14"><text:a xlink:type="simple" xlink:href="#_2onmo9h3ztu2" text:style-name="Index_20_Link" text:visited-style-name="Index_20_Link"><text:span text:style-name="T18">Exercise 04</text:span></text:a><text:span text:style-name="T18"><text:tab/>4</text:span></text:p>
          <text:p text:style-name="P14"><text:a xlink:type="simple" xlink:href="#_8iqjrcpfe8ob" text:style-name="Index_20_Link" text:visited-style-name="Index_20_Link"><text:span text:style-name="T18">Exercise 05</text:span></text:a><text:span text:style-name="T18"><text:tab/>4</text:span></text:p>
          <text:p text:style-name="P14"><text:a xlink:type="simple" xlink:href="#_7sj3mdof9442" text:style-name="Index_20_Link" text:visited-style-name="Index_20_Link"><text:span text:style-name="T18">Exercise 06</text:span></text:a><text:span text:style-name="T18"><text:tab/>4</text:span></text:p>
          <text:p text:style-name="P14"><text:a xlink:type="simple" xlink:href="#_ti3i7i5eioz" text:style-name="Index_20_Link" text:visited-style-name="Index_20_Link"><text:span text:style-name="T18">Exercise 07</text:span></text:a><text:span text:style-name="T18"><text:tab/>4</text:span></text:p>
          <text:p text:style-name="P14"><text:a xlink:type="simple" xlink:href="#_9vftp2q7ppxx" text:style-name="Index_20_Link" text:visited-style-name="Index_20_Link"><text:span text:style-name="T18">Exercise 08 (English)</text:span></text:a><text:span text:style-name="T18"><text:tab/>4</text:span></text:p>
          <text:p text:style-name="P15"><text:a xlink:type="simple" xlink:href="#_2rluffuiowlb" text:style-name="Index_20_Link" text:visited-style-name="Index_20_Link"><text:span text:style-name="T18">Exercise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ssessable activities 01</text:span></text:p>
      <text:list xml:id="list934532531" text:style-name="WWNum5">
        <text:list-item>
          <text:p text:style-name="P39"><text:bookmark text:name="_dbh0n1vac4c8"/>Delivery deadline</text:p>
        </text:list-item>
      </text:list>
      <text:p text:style-name="Standard"><text:span text:style-name="T10">Delivery deadline: </text:span><text:span text:style-name="T19">Monday 19 September at 23:55.</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the grade for the activity will be 0.</text:p>
      <text:list xml:id="list32743001476328" text:continue-numbering="true" text:style-name="WWNum5">
        <text:list-item>
          <text:p text:style-name="P39"><text:bookmark text:name="_9maybllx2a09"/><text:soft-page-break/>Observations prior to deliver assessable tasks</text:p>
        </text:list-item>
      </text:list>
      <text:list xml:id="list3921865614" text:style-name="WWNum3">
        <text:list-item>
          <text:p text:style-name="P25">Except for exceptions indicated in each exercise, you must generate a single document for all the exercises and in that document include the response to each one.</text:p>
        </text:list-item>
      </text:list>
      <text:list xml:id="list3619182956" text:style-name="WWNum2">
        <text:list-item>
          <text:list>
            <text:list-item>
              <text:p text:style-name="P35">If for the delivery it is required to deliver several files, deliver them compressed in a single file with the extension “.zip”.</text:p>
            </text:list-item>
          </text:list>
        </text:list-item>
      </text:list>
      <text:list xml:id="list32741453355062" text:continue-list="list3921865614" text:style-name="WWNum3">
        <text:list-item>
          <text:p text:style-name="P28">When documents are delivered, they must have a good presentation. Although the document to be delivered would be small, it must have a cover, index, header, footer (with page number), in addition to being consistent in style.</text:p>
          <text:list>
            <text:list-item>
              <text:p text:style-name="P36">Index will only be necessary if the document (not counting the cover) occupies more than one page and has more than one section. </text:p>
            </text:list-item>
          </text:list>
        </text:list-item>
        <text:list-item>
          <text:p text:style-name="P32">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32742240095369" text:continue-list="list32743001476328" text:style-name="WWNum5">
        <text:list-item>
          <text:p text:style-name="P39"><text:bookmark text:name="_mddm13ai61n6"/>Exercise 01</text:p>
        </text:list-item>
      </text:list>
      <text:p text:style-name="P10">Explain in a document what is an office suite. When making the explanation, you have to explain the differences between a local office suite (installed on your computer) and an office suite in the cloud used through a browser.</text:p>
      <text:p text:style-name="P11"><text:span text:style-name="T9"><text:s/>📕 </text:span><text:span text:style-name="T10">To deliver: </text:span>text with the requested explanation. Show it to your teacher before submitting it.</text:p>
      <text:list xml:id="list32742345841803" text:continue-numbering="true" text:style-name="WWNum5">
        <text:list-item>
          <text:p text:style-name="P38"><text:bookmark text:name="_zfin7g2mnwq7"/>Exercise 02</text:p>
        </text:list-item>
      </text:list>
      <text:p text:style-name="P10">Name the types of office applications that you know (we hope between 5 and 10). For each type, indicate an example of a local office application and an example of a cloud application.</text:p>
      <text:p text:style-name="P11"><text:span text:style-name="T9"><text:s/>📕 </text:span><text:span text:style-name="T10">To deliver: </text:span>text with requested types and examples.</text:p>
      <text:list xml:id="list32742806664882" text:continue-numbering="true" text:style-name="WWNum5">
        <text:list-item>
          <text:p text:style-name="P38"><text:bookmark text:name="_2jrdb1qtixer"/>Exercise 03</text:p>
        </text:list-item>
      </text:list>
      <text:p text:style-name="Standard">Name at least 3 office suites that you know (at least 1 in the cloud and at least 1 local). For each one, indicate what types of office applications they have.</text:p>
      <text:p text:style-name="P11"><text:span text:style-name="T9"><text:s/>📕 </text:span><text:span text:style-name="T10">To deliver: </text:span>text with name of suites and types of applications they have.</text:p>
      <text:list xml:id="list32742975724500" text:continue-numbering="true" text:style-name="WWNum5">
        <text:list-item>
          <text:p text:style-name="P38"><text:bookmark text:name="_2onmo9h3ztu2"/>Exercise 04</text:p>
        </text:list-item>
      </text:list>
      <text:p text:style-name="Standard">What are the dangers of using office applications in the cloud? Are they safe? With what kind of documents should we <text:span text:style-name="T19">NEVER</text:span> use them?</text:p>
      <text:p text:style-name="P11"><text:span text:style-name="T9"><text:s/>📕 </text:span><text:span text:style-name="T10">To deliver: </text:span>text answering the requested questions. Show it to your teacher before submitting it.</text:p>
      <text:list xml:id="list32740936963919" text:continue-numbering="true" text:style-name="WWNum5">
        <text:list-item>
          <text:p text:style-name="P38"><text:bookmark text:name="_8iqjrcpfe8ob"/>Exercise 05</text:p>
        </text:list-item>
      </text:list>
      <text:p text:style-name="Standard">View the following video about ergonomics applied to desktop and laptop computers. <text:a xlink:type="simple" xlink:href="https://www.youtube.com/watch?v=e-3_rKmsjmQ" text:style-name="ListLabel_20_37" text:visited-style-name="ListLabel_20_37"><text:span text:style-name="T20">https://www.youtube.com/watch?v=e-3_rKmsjmQ</text:span></text:a> </text:p>
      <text:p text:style-name="Standard">Summarize the ergonomic tips that this video gives us.</text:p>
      <text:p text:style-name="P11"><text:span text:style-name="T9"><text:s/>📕 </text:span><text:span text:style-name="T10">To deliver: </text:span>text summarizing the tips in the video.</text:p>
      <text:list xml:id="list32741082195621" text:continue-numbering="true" text:style-name="WWNum5">
        <text:list-item>
          <text:p text:style-name="P38"><text:bookmark text:name="_7sj3mdof9442"/>Exercise 06</text:p>
        </text:list-item>
      </text:list>
      <text:p text:style-name="Standard">Search the Internet for ergonomic tips applied specifically to the use of smartphones/tablets. Summarize the tips you find.</text:p>
      <text:p text:style-name="P11"><text:span text:style-name="T9"><text:s/>📕 </text:span><text:span text:style-name="T10">To deliver: </text:span>text summarizing the tips found. Show it to your teacher before submitting it.</text:p>
      <text:list xml:id="list32742443395247" text:continue-numbering="true" text:style-name="WWNum5">
        <text:list-item>
          <text:p text:style-name="P38"><text:bookmark text:name="_ti3i7i5eioz"/><text:soft-page-break/>Exercise 07</text:p>
        </text:list-item>
      </text:list>
      <text:p text:style-name="Standard">Search the Internet for tips to avoid visual and mental fatigue in the use of data visualization screens (for desktop computers, laptop and smartphone/tablet”). Summarize what you found.</text:p>
      <text:p text:style-name="P11"><text:span text:style-name="T9"><text:s/>📕 </text:span><text:span text:style-name="T10">To deliver: </text:span>text summarizing the advices found. Show it to your teacher before submitting it.</text:p>
      <text:list xml:id="list32741016749841" text:continue-numbering="true" text:style-name="WWNum5">
        <text:list-item>
          <text:p text:style-name="P38"><text:bookmark text:name="_9vftp2q7ppxx"/>Exercise 08 (English)</text:p>
        </text:list-item>
      </text:list>
      <text:p text:style-name="Standard">What is a cheat sheet? What would be the Spanish translation of this term? Explain the meaning of the translation. Provide us with the link of “Cheat sheets” that you find related to office automation, providing at least 2 in Spanish and 2 in English.</text:p>
      <text:p text:style-name="P11"><text:span text:style-name="T9"><text:s/>📕 </text:span><text:span text:style-name="T10">To deliver: </text:span>definition, translation and requested links. <text:span text:style-name="T19">Deliver it in English.</text:span></text:p>
      <text:list xml:id="list32742395587255" text:continue-numbering="true" text:style-name="WWNum5">
        <text:list-item>
          <text:p text:style-name="P38"><text:bookmark text:name="_2rluffuiowlb"/>Exercise 09</text:p>
        </text:list-item>
      </text:list>
      <text:p text:style-name="Standard">We are going to use the information deposited in these 3 "Cheat Sheets" for content search in Google</text:p>
      <text:list xml:id="list2269460590" text:style-name="WWNum4">
        <text:list-item>
          <text:p text:style-name="P26"><text:a xlink:type="simple" xlink:href="https://www.googleguide.com/print/adv_op_ref.pdf" text:style-name="ListLabel_20_37" text:visited-style-name="ListLabel_20_37"><text:span text:style-name="T20">https://www.googleguide.com/print/adv_op_ref.pdf</text:span></text:a></text:p>
        </text:list-item>
        <text:list-item>
          <text:p text:style-name="P29"><text:a xlink:type="simple" xlink:href="https://sites.google.com/site/gwebsearcheducation/goodies" text:style-name="ListLabel_20_37" text:visited-style-name="ListLabel_20_37"><text:span text:style-name="T20">https://sites.google.com/site/gwebsearcheducation/goodies</text:span></text:a></text:p>
        </text:list-item>
        <text:list-item>
          <text:p text:style-name="P33"><text:a xlink:type="simple" xlink:href="http://static.googleusercontent.com/media/www.google.com/en//educators/downloads/Tips_Tricks_85x11.pdf" text:style-name="ListLabel_20_37" text:visited-style-name="ListLabel_20_37"><text:span text:style-name="T20">http://static.googleusercontent.com/media/www.google.com/en//educators/downloads/Tips_Tricks_85x11.pdf</text:span></text:a></text:p>
        </text:list-item>
      </text:list>
      <text:p text:style-name="Standard"/>
      <text:p text:style-name="Standard"/>
      <text:p text:style-name="Standard"/>
      <text:p text:style-name="Standard">Using these “Cheat sheets”, answer the following questions:</text:p>
      <text:list xml:id="list871260933" text:style-name="WWNum1">
        <text:list-item>
          <text:p text:style-name="P27">How could we search for PDF files about high school magazines?</text:p>
          <text:list>
            <text:list-item>
              <text:p text:style-name="P37">Tip: when searching, you can use the acronym “IES”.</text:p>
            </text:list-item>
          </text:list>
        </text:list-item>
        <text:list-item>
          <text:p text:style-name="P30">How could we do a search only in "IES Serra Perenxisa" website? <text:a xlink:type="simple" xlink:href="https://mestreacasa.gva.es/web/iesserraperenxisa" text:style-name="ListLabel_20_37" text:visited-style-name="ListLabel_20_37"><text:span text:style-name="T20">https://mestreacasa.gva.es/web/iesserraperenxisa</text:span></text:a></text:p>
        </text:list-item>
        <text:list-item>
          <text:p text:style-name="P31">How could we search for a complete literal text (not single words) that is on a website updated between 2019 and 2021?</text:p>
        </text:list-item>
        <text:list-item>
          <text:p text:style-name="P34">What websites talk about the <text:a xlink:type="simple" xlink:href="http://www.meneame.net" text:style-name="ListLabel_20_37" text:visited-style-name="ListLabel_20_37"><text:span text:style-name="T20">www.meneame.net</text:span></text:a> website, other than <text:a xlink:type="simple" xlink:href="http://www.meneame.net" text:style-name="ListLabel_20_37" text:visited-style-name="ListLabel_20_37"><text:span text:style-name="T20">www.meneame.net</text:span></text:a> itself?</text:p>
        </text:list-item>
      </text:list>
      <text:p text:style-name="Standard"/>
      <text:p text:style-name="P11"><text:span text:style-name="T9"><text:s/>📕 </text:span><text:span text:style-name="T10">To deliver: </text:span>search strings used in <text:a xlink:type="simple" xlink:href="http://www.google.com" text:style-name="ListLabel_20_37" text:visited-style-name="ListLabel_20_37"><text:span text:style-name="T20">www.google.com</text:span></text:a> for the requested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ssessable activities 01</text:span></text:p>
      </style:header>
      <style:footer>
        <text:p text:style-name="MP4"><text:span text:style-name="MT1">Aplicaciones Ofimáticas (Office Applications)<text:tab/><text:tab/>UD01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41" meta:character-count="5230" meta:non-whitespace-character-count="4467"/>
    <meta:generator>LibreOfficeDev/6.0.5.2$Linux_X86_64 LibreOffice_project/</meta:generator>
  </office:meta>
</office:document-meta>
</file>